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884cm" fo:margin-left="0.086cm" table:align="left"/>
    </style:style>
    <style:style style:name="Tabela1.A" style:family="table-column">
      <style:table-column-properties style:column-width="2.891cm"/>
    </style:style>
    <style:style style:name="Tabela1.B" style:family="table-column">
      <style:table-column-properties style:column-width="2.004cm"/>
    </style:style>
    <style:style style:name="Tabela1.C" style:family="table-column">
      <style:table-column-properties style:column-width="5.708cm"/>
    </style:style>
    <style:style style:name="Tabela1.D" style:family="table-column">
      <style:table-column-properties style:column-width="6.28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2" style:family="table">
      <style:table-properties style:width="16.884cm" fo:margin-left="0.086cm" table:align="left"/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2.401cm"/>
    </style:style>
    <style:style style:name="Tabela2.C" style:family="table-column">
      <style:table-column-properties style:column-width="5.311cm"/>
    </style:style>
    <style:style style:name="Tabela2.D" style:family="table-column">
      <style:table-column-properties style:column-width="6.281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3" style:family="table">
      <style:table-properties style:width="16.97cm" table:align="left"/>
    </style:style>
    <style:style style:name="Tabela3.A" style:family="table-column">
      <style:table-column-properties style:column-width="3.496cm"/>
    </style:style>
    <style:style style:name="Tabela3.B" style:family="table-column">
      <style:table-column-properties style:column-width="4.994cm"/>
    </style:style>
    <style:style style:name="Tabela3.C" style:family="table-column">
      <style:table-column-properties style:column-width="4.244cm"/>
    </style:style>
    <style:style style:name="Tabela3.D" style:family="table-column">
      <style:table-column-properties style:column-width="4.237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D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9pt" officeooo:rsid="001c79eb" officeooo:paragraph-rsid="001c79eb" style:font-size-asian="9pt" style:font-size-complex="9pt"/>
    </style:style>
    <style:style style:name="P2" style:family="paragraph" style:parent-style-name="Table_20_Contents">
      <style:text-properties fo:font-size="9pt" officeooo:rsid="001c79eb" officeooo:paragraph-rsid="001c79eb" style:font-size-asian="9pt" style:font-size-complex="9pt"/>
    </style:style>
    <style:style style:name="P3" style:family="paragraph" style:parent-style-name="Standard">
      <style:text-properties fo:font-size="9pt" officeooo:rsid="001c79eb" officeooo:paragraph-rsid="001e46a9" style:font-size-asian="9pt" style:font-size-complex="9pt"/>
    </style:style>
    <style:style style:name="P4" style:family="paragraph" style:parent-style-name="Table_20_Contents">
      <style:text-properties fo:font-size="9pt" officeooo:rsid="001c79eb" officeooo:paragraph-rsid="001e46a9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1c79eb" officeooo:paragraph-rsid="001c79eb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1c79eb" officeooo:paragraph-rsid="001e46a9" style:font-size-asian="9pt" style:font-size-complex="9pt"/>
    </style:style>
    <style:style style:name="P7" style:family="paragraph" style:parent-style-name="Standard">
      <style:text-properties fo:font-size="9pt" officeooo:paragraph-rsid="001e46a9" style:font-size-asian="9pt" style:font-size-complex="9pt"/>
    </style:style>
    <style:style style:name="P8" style:family="paragraph" style:parent-style-name="Table_20_Contents">
      <style:text-properties fo:font-size="9pt" officeooo:rsid="001ff50e" officeooo:paragraph-rsid="001ff50e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fo:font-weight="bold" officeooo:rsid="001ff50e" officeooo:paragraph-rsid="001ff50e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officeooo:rsid="001c79eb" officeooo:paragraph-rsid="001e46a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rsid="001c79eb" officeooo:paragraph-rsid="001c79eb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font-size="9pt" fo:font-weight="bold" officeooo:rsid="001c79eb" officeooo:paragraph-rsid="001c79eb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bold" officeooo:rsid="001c79eb" officeooo:paragraph-rsid="001e46a9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fo:font-weight="normal" officeooo:rsid="001e46a9" officeooo:paragraph-rsid="001e46a9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Courier" fo:font-size="9pt" officeooo:rsid="001c79eb" officeooo:paragraph-rsid="001c79eb" style:font-size-asian="9pt" style:font-size-complex="9pt"/>
    </style:style>
    <style:style style:name="P16" style:family="paragraph" style:parent-style-name="Table_20_Contents">
      <style:text-properties style:font-name="Courier" fo:font-size="9pt" officeooo:rsid="001e46a9" officeooo:paragraph-rsid="001e46a9" style:font-size-asian="9pt" style:font-size-complex="9pt"/>
    </style:style>
    <style:style style:name="P17" style:family="paragraph" style:parent-style-name="Table_20_Contents">
      <style:text-properties style:font-name="Courier" fo:font-size="9pt" officeooo:rsid="001e46a9" officeooo:paragraph-rsid="001ff50e" style:font-size-asian="9pt" style:font-size-complex="9pt"/>
    </style:style>
    <style:style style:name="P18" style:family="paragraph" style:parent-style-name="Table_20_Contents">
      <style:text-properties style:font-name="Courier" fo:font-size="9pt" officeooo:rsid="001ff50e" officeooo:paragraph-rsid="001ff50e" style:font-size-asian="9pt" style:font-size-complex="9pt"/>
    </style:style>
    <style:style style:name="P19" style:family="paragraph" style:parent-style-name="Table_20_Contents">
      <style:text-properties style:font-name="Courier" fo:font-size="9pt" officeooo:rsid="00204ca1" officeooo:paragraph-rsid="00204ca1" style:font-size-asian="9pt" style:font-size-complex="9pt"/>
    </style:style>
    <style:style style:name="P20" style:family="paragraph" style:parent-style-name="Table_20_Contents">
      <style:text-properties style:font-name="Courier" fo:font-size="9pt" fo:font-style="italic" officeooo:rsid="001ff50e" officeooo:paragraph-rsid="001ff50e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style:font-name="Courier" fo:font-size="9pt" fo:font-style="italic" officeooo:rsid="001e46a9" officeooo:paragraph-rsid="001ff50e" style:font-size-asian="9pt" style:font-style-asian="italic" style:font-size-complex="9pt" style:font-style-complex="italic"/>
    </style:style>
    <style:style style:name="P22" style:family="paragraph" style:parent-style-name="Standard">
      <style:text-properties fo:font-size="9pt" officeooo:rsid="001c79eb" officeooo:paragraph-rsid="001c79eb" style:font-size-asian="9pt" style:font-size-complex="9pt"/>
    </style:style>
    <style:style style:name="P23" style:family="paragraph" style:parent-style-name="Standard">
      <style:text-properties fo:font-size="9pt" officeooo:rsid="001c79eb" officeooo:paragraph-rsid="00251b73" style:font-size-asian="9pt" style:font-size-complex="9pt"/>
    </style:style>
    <style:style style:name="P24" style:family="paragraph" style:parent-style-name="Standard">
      <style:text-properties fo:font-size="9pt" officeooo:rsid="001c79eb" officeooo:paragraph-rsid="001e46a9" style:font-size-asian="9pt" style:font-size-complex="9pt"/>
    </style:style>
    <style:style style:name="P25" style:family="paragraph" style:parent-style-name="Standard">
      <style:text-properties fo:font-size="9pt" officeooo:rsid="00209aa0" officeooo:paragraph-rsid="00209aa0" style:font-size-asian="9pt" style:font-size-complex="9pt"/>
    </style:style>
    <style:style style:name="P26" style:family="paragraph" style:parent-style-name="Standard">
      <style:text-properties fo:font-size="9pt" officeooo:rsid="00209aa0" officeooo:paragraph-rsid="00240474" style:font-size-asian="9pt" style:font-size-complex="9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9pt" officeooo:rsid="002230d2" officeooo:paragraph-rsid="002230d2" style:font-size-asian="9pt" style:font-size-complex="9pt"/>
    </style:style>
    <style:style style:name="P28" style:family="paragraph" style:parent-style-name="Standard">
      <style:paragraph-properties>
        <style:tab-stops>
          <style:tab-stop style:position="0.499cm"/>
          <style:tab-stop style:position="0.529cm"/>
        </style:tab-stops>
      </style:paragraph-properties>
      <style:text-properties fo:font-size="9pt" officeooo:rsid="002230d2" officeooo:paragraph-rsid="00270f88" style:font-size-asian="9pt" style:font-size-complex="9pt"/>
    </style:style>
    <style:style style:name="P29" style:family="paragraph" style:parent-style-name="Standard">
      <style:paragraph-properties>
        <style:tab-stops>
          <style:tab-stop style:position="0.499cm"/>
          <style:tab-stop style:position="0.529cm"/>
        </style:tab-stops>
      </style:paragraph-properties>
      <style:text-properties fo:font-size="9pt" officeooo:rsid="002230d2" officeooo:paragraph-rsid="002845c1" style:font-size-asian="9pt" style:font-size-complex="9pt"/>
    </style:style>
    <style:style style:name="P30" style:family="paragraph" style:parent-style-name="Standard">
      <style:paragraph-properties fo:text-align="start" style:justify-single-word="false">
        <style:tab-stops>
          <style:tab-stop style:position="0.499cm"/>
          <style:tab-stop style:position="0.529cm"/>
        </style:tab-stops>
      </style:paragraph-properties>
      <style:text-properties fo:font-size="9pt" officeooo:rsid="002230d2" officeooo:paragraph-rsid="002230d2" style:font-size-asian="9pt" style:font-size-complex="9pt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07cm"/>
        </style:tab-stops>
      </style:paragraph-properties>
      <style:text-properties fo:font-size="9pt" officeooo:rsid="002230d2" officeooo:paragraph-rsid="002230d2" style:font-size-asian="9pt" style:font-size-complex="9pt"/>
    </style:style>
    <style:style style:name="P32" style:family="paragraph" style:parent-style-name="Standard">
      <style:text-properties fo:font-size="9pt" officeooo:rsid="0029a9dd" officeooo:paragraph-rsid="0029a9dd" style:font-size-asian="9pt" style:font-size-complex="9pt"/>
    </style:style>
    <style:style style:name="P33" style:family="paragraph" style:parent-style-name="Standard">
      <style:paragraph-properties>
        <style:tab-stops>
          <style:tab-stop style:position="0.393cm"/>
        </style:tab-stops>
      </style:paragraph-properties>
      <style:text-properties fo:font-size="9pt" officeooo:rsid="0029a9dd" officeooo:paragraph-rsid="002aeb66" style:font-size-asian="9pt" style:font-size-complex="9pt"/>
    </style:style>
    <style:style style:name="P34" style:family="paragraph" style:parent-style-name="Standard">
      <style:text-properties fo:font-size="9pt" fo:font-weight="bold" officeooo:rsid="00209aa0" officeooo:paragraph-rsid="00209aa0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font-weight="bold" officeooo:rsid="00209aa0" officeooo:paragraph-rsid="00251b73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0209aa0" officeooo:paragraph-rsid="00270f88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0209aa0" officeooo:paragraph-rsid="002845c1" style:font-size-asian="9pt" style:font-weight-asian="bold" style:font-size-complex="9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07cm"/>
        </style:tab-stops>
      </style:paragraph-properties>
      <style:text-properties fo:font-size="9pt" fo:font-weight="bold" officeooo:rsid="00240474" officeooo:paragraph-rsid="00240474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style:text-underline-style="solid" style:text-underline-width="auto" style:text-underline-color="font-color" officeooo:rsid="00251b73" officeooo:paragraph-rsid="00251b73" style:font-size-asian="9pt" style:font-size-complex="9pt"/>
    </style:style>
    <style:style style:name="P40" style:family="paragraph" style:parent-style-name="Standard">
      <style:text-properties fo:font-size="9pt" style:text-underline-style="none" officeooo:rsid="00251b73" officeooo:paragraph-rsid="00251b73" style:font-size-asian="9pt" style:font-size-complex="9pt"/>
    </style:style>
    <style:style style:name="P41" style:family="paragraph" style:parent-style-name="Standard">
      <style:paragraph-properties>
        <style:tab-stops>
          <style:tab-stop style:position="0.499cm"/>
          <style:tab-stop style:position="0.529cm"/>
        </style:tab-stops>
      </style:paragraph-properties>
      <style:text-properties style:text-position="0% 100%" fo:font-size="9pt" fo:font-weight="normal" officeooo:rsid="002230d2" officeooo:paragraph-rsid="002230d2" style:font-size-asian="9pt" style:font-weight-asian="normal" style:font-size-complex="9pt" style:font-weight-complex="normal"/>
    </style:style>
    <style:style style:name="P42" style:family="paragraph" style:parent-style-name="Standard">
      <style:text-properties officeooo:paragraph-rsid="001e46a9"/>
    </style:style>
    <style:style style:name="P43" style:family="paragraph" style:parent-style-name="Table_20_Contents">
      <style:text-properties style:font-name="Liberation Serif" fo:font-size="9pt" fo:font-style="italic" officeooo:rsid="001e46a9" officeooo:paragraph-rsid="00209aa0" style:font-size-asian="9pt" style:font-style-asian="italic" style:font-size-complex="9pt" style:font-style-complex="italic"/>
    </style:style>
    <style:style style:name="T1" style:family="text">
      <style:text-properties officeooo:rsid="001e46a9"/>
    </style:style>
    <style:style style:name="T2" style:family="text">
      <style:text-properties officeooo:rsid="001ff50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f50e" style:font-style-asian="italic" style:font-style-complex="italic"/>
    </style:style>
    <style:style style:name="T5" style:family="text">
      <style:text-properties fo:font-style="italic" officeooo:rsid="00208710" style:font-style-asian="italic" style:font-style-complex="italic"/>
    </style:style>
    <style:style style:name="T6" style:family="text">
      <style:text-properties officeooo:rsid="00208710"/>
    </style:style>
    <style:style style:name="T7" style:family="text">
      <style:text-properties officeooo:rsid="00209aa0"/>
    </style:style>
    <style:style style:name="T8" style:family="text">
      <style:text-properties style:font-name="Courier" officeooo:rsid="00209aa0"/>
    </style:style>
    <style:style style:name="T9" style:family="text">
      <style:text-properties officeooo:rsid="002230d2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officeooo:rsid="00251b73" style:font-weight-asian="normal" style:font-weight-complex="normal"/>
    </style:style>
    <style:style style:name="T1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0% 100%" fo:font-style="italic" fo:font-weight="normal" officeooo:rsid="00240474" style:font-style-asian="italic" style:font-weight-asian="normal" style:font-style-complex="italic" style:font-weight-complex="normal"/>
    </style:style>
    <style:style style:name="T14" style:family="text">
      <style:text-properties style:text-position="0% 100%" fo:font-style="italic" fo:font-weight="normal" officeooo:rsid="00251b73" style:font-style-asian="italic" style:font-weight-asian="normal" style:font-style-complex="italic" style:font-weight-complex="normal"/>
    </style:style>
    <style:style style:name="T15" style:family="text">
      <style:text-properties style:text-position="0% 100%" fo:font-style="italic" fo:font-weight="normal" officeooo:rsid="00270f88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italic" fo:font-weight="normal" officeooo:rsid="00288c16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normal" fo:font-weight="normal" officeooo:rsid="00251b73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fo:font-weight="normal" officeooo:rsid="00270f88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normal" officeooo:rsid="002845c1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fo:font-weight="normal" officeooo:rsid="00288c16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fo:font-weight="normal" officeooo:rsid="0029a9dd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officeooo:rsid="001c79eb" style:font-size-asian="9pt" style:font-size-complex="9pt"/>
    </style:style>
    <style:style style:name="T25" style:family="text">
      <style:text-properties fo:font-size="9pt" officeooo:rsid="00270f88" style:font-size-asian="9pt" style:font-size-complex="9pt"/>
    </style:style>
    <style:style style:name="T26" style:family="text">
      <style:text-properties officeooo:rsid="00240474"/>
    </style:style>
    <style:style style:name="T27" style:family="text">
      <style:text-properties officeooo:rsid="00251b73"/>
    </style:style>
    <style:style style:name="T28" style:family="text">
      <style:text-properties style:font-name="Liberation Serif" fo:font-style="italic" officeooo:rsid="00251b73" style:font-style-asian="italic" style:font-style-complex="italic"/>
    </style:style>
    <style:style style:name="T29" style:family="text">
      <style:text-properties style:font-name="Liberation Serif" fo:font-style="italic" officeooo:rsid="00209aa0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270f88"/>
    </style:style>
    <style:style style:name="T33" style:family="text">
      <style:text-properties officeooo:rsid="002845c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845c1" style:font-weight-asian="bold" style:font-weight-complex="bold"/>
    </style:style>
    <style:style style:name="T36" style:family="text">
      <style:text-properties fo:font-weight="bold" officeooo:rsid="002230d2" style:font-weight-asian="bold" style:font-weight-complex="bold"/>
    </style:style>
    <style:style style:name="T37" style:family="text">
      <style:text-properties fo:font-weight="bold" officeooo:rsid="00251b7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asy w pliku eleana_general_methods</text:p>
      <text:p text:style-name="P1"/>
      <text:p text:style-name="P1"/>
      <text:p text:style-name="P1">Klasa: Eleana()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Nazwa klasy</text:p>
          </table:table-cell>
          <table:table-cell table:style-name="Tabela1.B1" table:number-columns-spanned="3" office:value-type="string">
            <text:p text:style-name="P12">Eleana()</text:p>
            <text:p text:style-name="P12"/>
            <text:p text:style-name="P14">Klasa przechowuje informacje oraz metody ogóle takie jak zboór danych, aktualnie wybrane elementy. Przechowuje metody </text:p>
          </table:table-cell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11">Atrybuty klasy</text:p>
          </table:table-cell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5">Nazwa atrybutu</text:p>
          </table:table-cell>
          <table:table-cell table:style-name="Tabela1.A3" office:value-type="string">
            <text:p text:style-name="P5">Typ</text:p>
          </table:table-cell>
          <table:table-cell table:style-name="Tabela1.A3" office:value-type="string">
            <text:p text:style-name="P5">Rola</text:p>
          </table:table-cell>
          <table:table-cell table:style-name="Tabela1.A2" office:value-type="string">
            <text:p text:style-name="P5">Przykład wywołania <text:span text:style-name="T1">w głównym programie</text:span></text:p>
          </table:table-cell>
        </table:table-row>
        <table:table-row>
          <table:table-cell table:style-name="Tabela1.A3" office:value-type="string">
            <text:p text:style-name="P15">interpreter</text:p>
          </table:table-cell>
          <table:table-cell table:style-name="Tabela1.A3" office:value-type="string">
            <text:p text:style-name="P16">Str</text:p>
          </table:table-cell>
          <table:table-cell table:style-name="Tabela1.A3" office:value-type="string">
            <text:p text:style-name="P16">Przechowuje nazwę interpretera Pythona. Przydatne podczas korzystania z </text:p>
          </table:table-cell>
          <table:table-cell table:style-name="Tabela1.A2" office:value-type="string">
            <text:p text:style-name="P16">eleana = Eleana()</text:p>
            <text:p text:style-name="P16">int = eleana.interpreter</text:p>
          </table:table-cell>
        </table:table-row>
        <table:table-row>
          <table:table-cell table:style-name="Tabela1.A3" office:value-type="string">
            <text:p text:style-name="P16">dataset</text:p>
          </table:table-cell>
          <table:table-cell table:style-name="Tabela1.A3" office:value-type="string">
            <text:p text:style-name="P16">Lista obiektów</text:p>
          </table:table-cell>
          <table:table-cell table:style-name="Tabela1.A3" office:value-type="string">
            <text:p text:style-name="P16">Przechowuje obiekty, które zawierają wszystkie dane wczytane do programu. Numeracja od 0</text:p>
          </table:table-cell>
          <table:table-cell table:style-name="Tabela1.A2" office:value-type="string">
            <text:p text:style-name="P16">eleana = Eleana()</text:p>
            <text:p text:style-name="P16">data = eleana.dataset[index]</text:p>
          </table:table-cell>
        </table:table-row>
        <table:table-row>
          <table:table-cell table:style-name="Tabela1.A3" office:value-type="string">
            <text:p text:style-name="P16">results_dataset</text:p>
          </table:table-cell>
          <table:table-cell table:style-name="Tabela1.A3" office:value-type="string">
            <text:p text:style-name="P16"/>
          </table:table-cell>
          <table:table-cell table:style-name="Tabela1.A3" office:value-type="string">
            <text:p text:style-name="P16"/>
          </table:table-cell>
          <table:table-cell table:style-name="Tabela1.A2" office:value-type="string">
            <text:p text:style-name="P16"/>
          </table:table-cell>
        </table:table-row>
      </table:table>
      <text:p text:style-name="P1"/>
      <text:p text:style-name="P25"/>
      <text:p text:style-name="P34">Klasa Update()</text:p>
      <text:p text:style-name="P25"/>
      <text:p text:style-name="P25">Przechowuje metody służące do aktualizacji zmiennych przechwujących różne dane w programie. </text:p>
      <text:p text:style-name="P25">Eleana tworzy instancję klasy:</text:p>
      <text:p text:style-name="P25"/>
      <text:p text:style-name="P43"><text:span text:style-name="T7">update = Update()</text:span></text:p>
      <text:p text:style-name="P25"/>
      <text:p text:style-name="P34"><text:span text:style-name="T9">1. update.</text:span><text:span text:style-name="T26">dataset_list</text:span><text:span text:style-name="T9">()</text:span></text:p>
      <text:p text:style-name="P41"><text:tab/>Funkcja przeszukuje zawartość zmiennej dataset w klasie Eleana i pobiera nazwy widm z atrybutów name obiektów w dataset i i <text:tab/>tworzy atrybuty nawy z numerem (name_nr).</text:p>
      <text:p text:style-name="P41"><text:tab/>Należy wywołać ją po każdym dodaniu/usunięciu, zmianie kolejności danych w dataset.</text:p>
      <text:p text:style-name="P41"><text:s/><text:tab/>Wywołanie w programie głównym (PG):</text:p>
      <text:p text:style-name="P30"><text:span text:style-name="T10"><text:tab/><text:tab/><text:tab/></text:span><text:span text:style-name="T12">update.</text:span><text:span text:style-name="T13">dataset_list</text:span><text:span text:style-name="T12">()</text:span><text:span text:style-name="T10"><text:tab/></text:span></text:p>
      <text:p text:style-name="P27"/>
      <text:p text:style-name="P31"><text:tab/><text:span text:style-name="T26">Po użyciu tej funkcji na ogół powinno się wywołać funkcję tworzącą listy dla elementów combobox</text:span></text:p>
      <text:p text:style-name="P31"/>
      <text:p text:style-name="P38">Klasa ComboboxLists()</text:p>
      <text:p text:style-name="P38"/>
      <text:p text:style-name="P26">Przechowuje metody służące do <text:span text:style-name="T26">tworzenia i </text:span>aktualizacji <text:span text:style-name="T26">listy wyboru comboboxes w GUI oraz metod pozwalających zwrócić wartość lub ustawić odpowiednią wartość na listach. </text:span><text:s/></text:p>
      <text:p text:style-name="P26">Eleana tworzy instancję klasy:</text:p>
      <text:p text:style-name="P23"><text:span text:style-name="T8"><text:tab/></text:span><text:span text:style-name="T28">comboboxLists = ComboboxLists</text:span><text:span text:style-name="T29">()</text:span></text:p>
      <text:p text:style-name="P1"/>
      <text:p text:style-name="P39">Atrybuty:</text:p>
      <text:p text:style-name="P40"><text:tab/><text:span text:style-name="T3">entries → </text:span><text:span text:style-name="T30">Zawiera zbiór list znajdujacych się aktualnie w comboboxach. </text:span></text:p>
      <text:p text:style-name="P40"/>
      <text:p text:style-name="P40"><text:span text:style-name="T31">Metody</text:span><text:tab/></text:p>
      <text:p text:style-name="P1"/>
      <text:p text:style-name="P35"><text:span text:style-name="T9">1. </text:span><text:span text:style-name="T27">ref_to_box(app, which_combobox</text:span><text:span text:style-name="T9">)</text:span></text:p>
      <text:p text:style-name="P28"><text:span text:style-name="T10"><text:tab/></text:span><text:span text:style-name="T11">Funkcja z której korzystają pozostałe funkcjie. Tworzy obiekt </text:span><text:span text:style-name="T14">box</text:span><text:span text:style-name="T17">, elementu combobox </text:span><text:span text:style-name="T18">zdefinowanego w</text:span><text:span text:style-name="T15"> which_combobox</text:span><text:span text:style-name="T18">. Zmienna</text:span><text:span text:style-name="T15"> which_combobox</text:span><text:span text:style-name="T18"> zawiera id (string) elementu GUI np. ‘</text:span><text:span text:style-name="T15">sel_first’</text:span><text:span text:style-name="T18"> tworzy odniesienie do combobox First.</text:span></text:p>
      <text:p text:style-name="P28"><text:span text:style-name="T18"/></text:p>
      <text:p text:style-name="P36"><text:span text:style-name="T32">2</text:span><text:span text:style-name="T9">. </text:span><text:span text:style-name="T32">current_position</text:span><text:span text:style-name="T27">(app, which_combobox</text:span><text:span text:style-name="T9">)</text:span></text:p>
      <text:p text:style-name="P28"><text:span text:style-name="T18"><text:tab/></text:span><text:span text:style-name="T17">Funkcja </text:span><text:span text:style-name="T18">zwaca leksykon zawierający wartości wybrane z listy boxa zdefiniowanego w </text:span><text:span text:style-name="T15">which_combobox</text:span><text:span text:style-name="T18">.</text:span></text:p>
      <text:p text:style-name="P28"><text:span text:style-name="T18"/></text:p>
      <text:p text:style-name="P28"><text:span text:style-name="T18"><text:tab/>Przykład: </text:span></text:p>
      <text:p text:style-name="P28"><text:span text:style-name="T18"><text:tab/><text:tab/><text:tab/></text:span><text:span text:style-name="T15">pozycja = update.current_position(app, ‘sel_second’)</text:span><text:span text:style-name="T18"> </text:span></text:p>
      <text:p text:style-name="P42"><text:span text:style-name="T24"><text:tab/></text:span><text:span text:style-name="T25">Otrzymamy </text:span><text:span text:style-name="T23">{'current':’</text:span><text:span text:style-name="T25">nazwa_pozycji</text:span><text:span text:style-name="T23">, 'index':</text:span><text:span text:style-name="T25">nr na liście</text:span><text:span text:style-name="T23">, 'last_index'</text:span><text:span text:style-name="T25">numer oststniej pozycji na liście</text:span><text:span text:style-name="T23">}</text:span></text:p>
      <text:p text:style-name="P3"/>
      <text:p text:style-name="P37"><text:span text:style-name="T33">3</text:span><text:span text:style-name="T9">. </text:span><text:span text:style-name="T33">create_list</text:span><text:span text:style-name="T27">(app, which_combobox</text:span><text:span text:style-name="T9">)</text:span></text:p>
      <text:p text:style-name="P29"><text:span text:style-name="T18"><text:tab/></text:span><text:span text:style-name="T17">Funkcja </text:span><text:span text:style-name="T19">tworzy i umieszcza elementy z dataset na liście, w zalezności od tego jaka jest wybrana grupa.</text:span></text:p>
      <text:p text:style-name="P29"><text:span text:style-name="T19"><text:tab/></text:span><text:span text:style-name="T20">Powninna </text:span><text:span text:style-name="T21">być wywoływana pośrednio przez funkcję create_all_lists po funkcji</text:span><text:span text:style-name="T20"> </text:span><text:span text:style-name="T16">update.dataset_list()</text:span></text:p>
      <text:p text:style-name="P29"><text:span text:style-name="T16"/></text:p>
      <text:p text:style-name="P32">4. <text:span text:style-name="T35">create_</text:span><text:span text:style-name="T34">all_lists</text:span><text:span text:style-name="T37">(app</text:span><text:span text:style-name="T36">)</text:span></text:p>
      <text:p text:style-name="P33"><text:span text:style-name="T36"><text:s text:c="5"/></text:span><text:span text:style-name="T22">Funkcja tworzy listę dla wszystkich comboboxów naraz. Korzysta z funkcji </text:span><text:span text:style-name="T34">create_list</text:span></text:p>
      <text:p text:style-name="P33"><text:span text:style-name="T36"><text:tab/>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">Nazwa klasy</text:p>
          </table:table-cell>
          <table:table-cell table:style-name="Tabela2.B1" table:number-columns-spanned="3" office:value-type="string">
            <text:p text:style-name="P13"><text:span text:style-name="T1">ComboboxesLists</text:span>()</text:p>
            <text:p text:style-name="P13"/>
            <text:p text:style-name="P14">Klasa przechowuje informacje dotyczące zawartości oraz stanu tego co znajduje się w Comboboxach wyswietlanych na ekranie. Posiada metody zwracające numer wybranej pozycji, całość listy oraz nazwy. </text:p>
          </table:table-cell>
          <table:covered-table-cell/>
          <table:covered-table-cell/>
        </table:table-row>
        <table:table-row>
          <table:table-cell table:style-name="Tabela2.A2" table:number-columns-spanned="4" office:value-type="string">
            <text:p text:style-name="P10">Atrybuty klasy</text:p>
          </table:table-cell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6">Nazwa atrybutu</text:p>
          </table:table-cell>
          <table:table-cell table:style-name="Tabela2.A3" office:value-type="string">
            <text:p text:style-name="P6">Typ</text:p>
          </table:table-cell>
          <table:table-cell table:style-name="Tabela2.A3" office:value-type="string">
            <text:p text:style-name="P6">Rola</text:p>
          </table:table-cell>
          <table:table-cell table:style-name="Tabela2.A2" office:value-type="string">
            <text:p text:style-name="P6">Przykład wywołania <text:span text:style-name="T1">w głównym programie</text:span></text:p>
          </table:table-cell>
        </table:table-row>
        <table:table-row>
          <table:table-cell table:style-name="Tabela2.A3" office:value-type="string">
            <text:p text:style-name="P16">entries</text:p>
          </table:table-cell>
          <table:table-cell table:style-name="Tabela2.A3" office:value-type="string">
            <text:p text:style-name="P16">dict</text:p>
          </table:table-cell>
          <table:table-cell table:style-name="Tabela2.A3" office:value-type="string">
            <text:p text:style-name="P16">Przechowuje zawartości listy comboboxów o przypisanym id z interfejsu. </text:p>
          </table:table-cell>
          <table:table-cell table:style-name="Tabela2.A2" office:value-type="string">
            <text:p text:style-name="P16">comboboxLists = ComboboxList()</text:p>
            <text:p text:style-name="P16">int = eleana.interpreter</text:p>
          </table:table-cell>
        </table:table-row>
      </table:table>
      <text:p text:style-name="P7"/>
      <text:p text:style-name="P9">Metody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8">Metoda</text:p>
          </table:table-cell>
          <table:table-cell table:style-name="Tabela3.A1" office:value-type="string">
            <text:p text:style-name="P8">Argumenty</text:p>
          </table:table-cell>
          <table:table-cell table:style-name="Tabela3.A1" office:value-type="string">
            <text:p text:style-name="P8">Rola</text:p>
          </table:table-cell>
          <table:table-cell table:style-name="Tabela3.D1" office:value-type="string">
            <text:p text:style-name="P8">Przykład wywołania w głównym programie</text:p>
          </table:table-cell>
        </table:table-row>
        <table:table-row>
          <table:table-cell table:style-name="Tabela3.A2" office:value-type="string">
            <text:p text:style-name="P20">ref_to_box</text:p>
          </table:table-cell>
          <table:table-cell table:style-name="Tabela3.A2" office:value-type="string">
            <text:p text:style-name="P16"><text:span text:style-name="T4">app</text:span><text:span text:style-name="T2"> – obiekt głównej aplikacji. Zawsze ten sam</text:span></text:p>
            <text:p text:style-name="P16"/>
            <text:p text:style-name="P18"><text:span text:style-name="T3">which_combobox</text:span> – id danego elementu, na którym chcemy działać. np. <text:span text:style-name="T3">sel_first</text:span></text:p>
            <text:p text:style-name="P20">sel_second</text:p>
            <text:p text:style-name="P20">f_stk</text:p>
          </table:table-cell>
          <table:table-cell table:style-name="Tabela3.A2" office:value-type="string">
            <text:p text:style-name="P18">W zależności od argumentu <text:span text:style-name="T3">which_combobox</text:span> przypisuje dany obiekt comboboxa do box i zwraca.</text:p>
            <text:p text:style-name="P18"/>
            <text:p text:style-name="P18">Jest uniwersalne dla pozostałych metod klasy <text:span text:style-name="T3">ComboboxLists()</text:span> <text:s/></text:p>
          </table:table-cell>
          <table:table-cell table:style-name="Tabela3.D2" office:value-type="string">
            <text:p text:style-name="P18">Metoda wewnętrzna. Nie wywoływana z głównego programu</text:p>
          </table:table-cell>
        </table:table-row>
        <table:table-row>
          <table:table-cell table:style-name="Tabela3.A2" office:value-type="string">
            <text:p text:style-name="P20">current_position</text:p>
          </table:table-cell>
          <table:table-cell table:style-name="Tabela3.A2" office:value-type="string">
            <text:p text:style-name="P17"><text:span text:style-name="T4">app</text:span><text:span text:style-name="T2"> – obiekt głównej aplikacji. Zawsze ten sam</text:span></text:p>
            <text:p text:style-name="P17"/>
            <text:p text:style-name="P18"><text:span text:style-name="T3">which_combobox</text:span> – id danego elementu, na którym chcemy działać. np. <text:span text:style-name="T3">sel_first</text:span></text:p>
            <text:p text:style-name="P20">sel_second</text:p>
            <text:p text:style-name="P20">f_stk</text:p>
          </table:table-cell>
          <table:table-cell table:style-name="Tabela3.A2" office:value-type="string">
            <text:p text:style-name="P18">Funkcja zwraca dict zwierający:</text:p>
            <text:p text:style-name="P18"/>
            <text:p text:style-name="P18"><text:span text:style-name="T3">current_value:</text:span> tekst wybranej pozycji na elemencie which_combobox</text:p>
            <text:p text:style-name="P18"><text:span text:style-name="T3">index</text:span> – numer pozycji na liście combobox</text:p>
            <text:p text:style-name="P18"><text:span text:style-name="T3">last_index</text:span> – numer pozycji na liście ostatniego elementu</text:p>
          </table:table-cell>
          <table:table-cell table:style-name="Tabela3.D2" office:value-type="string">
            <text:p text:style-name="P21">comboboxLists = ComboboxList()</text:p>
            <text:p text:style-name="P21"/>
            <text:p text:style-name="P21">poz = comboboxLists.current_position(app, 'sel_first')</text:p>
            <text:p text:style-name="P17"/>
            <text:p text:style-name="P18">Zmienna <text:span text:style-name="T3">poz</text:span> zawiera wartość pozycji która została wybrana na danym combobox</text:p>
          </table:table-cell>
        </table:table-row>
        <table:table-row>
          <table:table-cell table:style-name="Tabela3.A2" office:value-type="string">
            <text:p text:style-name="P20">createLists</text:p>
          </table:table-cell>
          <table:table-cell table:style-name="Tabela3.A2" office:value-type="string">
            <text:p text:style-name="P17"><text:span text:style-name="T4">app</text:span><text:span text:style-name="T2"> – obiekt głównej aplikacji. Zawsze ten sam</text:span></text:p>
            <text:p text:style-name="P17"/>
            <text:p text:style-name="P18"><text:span text:style-name="T3">which_combobox</text:span> – id danego elementu, na którym chcemy działać. np. <text:span text:style-name="T3">sel_first</text:span></text:p>
            <text:p text:style-name="P20">sel_second</text:p>
            <text:p text:style-name="P20">f_stk</text:p>
          </table:table-cell>
          <table:table-cell table:style-name="Tabela3.A2" office:value-type="string">
            <text:p text:style-name="P19">Funkcja tworzy <text:span text:style-name="T6">liste elementów danego comboboxa zdefiniowanego w </text:span><text:span text:style-name="T5">which_combobox</text:span></text:p>
          </table:table-cell>
          <table:table-cell table:style-name="Tabela3.D2" office:value-type="string">
            <text:p text:style-name="P2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editing-cycles>12</meta:editing-cycles>
    <meta:creation-date>2008-08-22T11:41:04</meta:creation-date>
    <dc:date>2023-09-27T23:34:48.088890379</dc:date>
    <meta:editing-duration>PT8H54M29S</meta:editing-duration>
    <meta:document-statistic meta:table-count="3" meta:image-count="0" meta:object-count="0" meta:page-count="2" meta:paragraph-count="95" meta:word-count="505" meta:character-count="3987" meta:non-whitespace-character-count="3528"/>
  </office:meta>
</office:document-meta>
</file>